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320A9C6373E.jpg"/>
  <manifest:file-entry manifest:media-type="image/jpeg" manifest:full-path="Pictures/10000000000004B0000004B06888D146.jpg"/>
  <manifest:file-entry manifest:media-type="image/jpeg" manifest:full-path="Pictures/1000000000000400000004004A786F4A.jpg"/>
  <manifest:file-entry manifest:media-type="image/jpeg" manifest:full-path="Pictures/100000000000079D000008708B9F794B.jpg"/>
  <manifest:file-entry manifest:media-type="image/jpeg" manifest:full-path="Pictures/100000000000019000000190E71F2587.jpg"/>
  <manifest:file-entry manifest:media-type="image/jpeg" manifest:full-path="Pictures/10000000000000CE0000010481F4D1BB.jpg"/>
  <manifest:file-entry manifest:media-type="image/jpeg" manifest:full-path="Pictures/10000000000001F4000001684D935C87.jpg"/>
  <manifest:file-entry manifest:media-type="image/jpeg" manifest:full-path="Pictures/10000000000000C8000000C89020D98D.jpg"/>
  <manifest:file-entry manifest:media-type="image/jpeg" manifest:full-path="Pictures/100000000000021C0000012FF409CB93.jpg"/>
  <manifest:file-entry manifest:media-type="image/jpeg" manifest:full-path="Pictures/10000000000001900000019003D1A30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6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2017/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Tabelle1.D2" table:end-x="0.012cm" table:end-y="0.5cm" draw:z-index="258" draw:name="Grafik 8" draw:style-name="gr1" draw:text-style-name="P1" svg:width="0.5cm" svg:height="0.5cm" svg:x="0.06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009cm" table:end-y="0.35cm" draw:z-index="42" draw:name="Grafik 2" draw:style-name="gr1" draw:text-style-name="P1" svg:width="0.5cm" svg:height="0.35cm" svg:x="0.058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007cm" table:end-y="0.35cm" draw:z-index="43" draw:name="Grafik 2" draw:style-name="gr1" draw:text-style-name="P1" svg:width="0.5cm" svg:height="0.35cm" svg:x="0.055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005cm" table:end-y="0.35cm" draw:z-index="44" draw:name="Grafik 2" draw:style-name="gr1" draw:text-style-name="P1" svg:width="0.5cm" svg:height="0.35cm" svg:x="0.053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003cm" table:end-y="0.35cm" draw:z-index="45" draw:name="Grafik 2" draw:style-name="gr1" draw:text-style-name="P1" svg:width="0.5cm" svg:height="0.35cm" svg:x="0.051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549cm" table:end-y="0.35cm" draw:z-index="46" draw:name="Grafik 2" draw:style-name="gr1" draw:text-style-name="P1" svg:width="0.5cm" svg:height="0.35cm" svg:x="0.049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546cm" table:end-y="0.35cm" draw:z-index="47" draw:name="Grafik 2" draw:style-name="gr1" draw:text-style-name="P1" svg:width="0.5cm" svg:height="0.35cm" svg:x="0.046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44cm" table:end-y="0.35cm" draw:z-index="48" draw:name="Grafik 2" draw:style-name="gr1" draw:text-style-name="P1" svg:width="0.5cm" svg:height="0.35cm" svg:x="0.044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42cm" table:end-y="0.35cm" draw:z-index="49" draw:name="Grafik 2" draw:style-name="gr1" draw:text-style-name="P1" svg:width="0.5cm" svg:height="0.35cm" svg:x="0.042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4cm" table:end-y="0.35cm" draw:z-index="50" draw:name="Grafik 2" draw:style-name="gr1" draw:text-style-name="P1" svg:width="0.5cm" svg:height="0.35cm" svg:x="0.04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537cm" table:end-y="0.35cm" draw:z-index="51" draw:name="Grafik 2" draw:style-name="gr1" draw:text-style-name="P1" svg:width="0.5cm" svg:height="0.35cm" svg:x="0.037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535cm" table:end-y="0.35cm" draw:z-index="52" draw:name="Grafik 2" draw:style-name="gr1" draw:text-style-name="P1" svg:width="0.5cm" svg:height="0.35cm" svg:x="0.035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533cm" table:end-y="0.35cm" draw:z-index="53" draw:name="Grafik 2" draw:style-name="gr1" draw:text-style-name="P1" svg:width="0.5cm" svg:height="0.35cm" svg:x="0.033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53cm" table:end-y="0.35cm" draw:z-index="54" draw:name="Grafik 2" draw:style-name="gr1" draw:text-style-name="P1" svg:width="0.5cm" svg:height="0.35cm" svg:x="0.03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528cm" table:end-y="0.3cm" draw:z-index="24" draw:name="Grafik 1" draw:style-name="gr1" draw:text-style-name="P1" svg:width="0.5cm" svg:height="0.3cm" svg:x="0.02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526cm" table:end-y="0.3cm" draw:z-index="25" draw:name="Grafik 1" draw:style-name="gr1" draw:text-style-name="P1" svg:width="0.5cm" svg:height="0.3cm" svg:x="0.026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524cm" table:end-y="0.3cm" draw:z-index="27" draw:name="Grafik 1" draw:style-name="gr1" draw:text-style-name="P1" svg:width="0.5cm" svg:height="0.3cm" svg:x="0.02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521cm" table:end-y="0.3cm" draw:z-index="28" draw:name="Grafik 1" draw:style-name="gr1" draw:text-style-name="P1" svg:width="0.5cm" svg:height="0.3cm" svg:x="0.021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519cm" table:end-y="0.35cm" draw:z-index="59" draw:name="Grafik 2" draw:style-name="gr1" draw:text-style-name="P1" svg:width="0.5cm" svg:height="0.35cm" svg:x="0.019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517cm" table:end-y="0.35cm" draw:z-index="60" draw:name="Grafik 2" draw:style-name="gr1" draw:text-style-name="P1" svg:width="0.5cm" svg:height="0.35cm" svg:x="0.017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514cm" table:end-y="0.3cm" draw:z-index="30" draw:name="Grafik 1" draw:style-name="gr1" draw:text-style-name="P1" svg:width="0.5cm" svg:height="0.3cm" svg:x="0.01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512cm" table:end-y="0.3cm" draw:z-index="31" draw:name="Grafik 1" draw:style-name="gr1" draw:text-style-name="P1" svg:width="0.5cm" svg:height="0.3cm" svg:x="0.012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51cm" table:end-y="0.3cm" draw:z-index="32" draw:name="Grafik 1" draw:style-name="gr1" draw:text-style-name="P1" svg:width="0.5cm" svg:height="0.3cm" svg:x="0.01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508cm" table:end-y="0.3cm" draw:z-index="33" draw:name="Grafik 1" draw:style-name="gr1" draw:text-style-name="P1" svg:width="0.5cm" svg:height="0.3cm" svg:x="0.00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505cm" table:end-y="0.3cm" draw:z-index="34" draw:name="Grafik 1" draw:style-name="gr1" draw:text-style-name="P1" svg:width="0.5cm" svg:height="0.3cm" svg:x="0.005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503cm" table:end-y="0.3cm" draw:z-index="35" draw:name="Grafik 1" draw:style-name="gr1" draw:text-style-name="P1" svg:width="0.5cm" svg:height="0.3cm" svg:x="0.00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501cm" table:end-y="0.3cm" draw:z-index="36" draw:name="Grafik 1" draw:style-name="gr1" draw:text-style-name="P1" svg:width="0.5cm" svg:height="0.3cm" svg:x="0.001cm" svg:y="0cm">
              <draw:image xlink:href="Pictures/100000000000021C0000012FF409CB93.jpg" xlink:type="simple" xlink:show="embed" xlink:actuate="onLoad">
                <text:p/>
              </draw:image>
            </draw:frame>
            <draw:frame table:end-cell-address="Tabelle1.AD2" table:end-x="0.499cm" table:end-y="0.3cm" draw:z-index="37" draw:name="Grafik 1" draw:style-name="gr1" draw:text-style-name="P1" svg:width="0.5cm" svg:height="0.3cm" svg:x="0.547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96cm" table:end-y="0.3cm" draw:z-index="38" draw:name="Grafik 1" draw:style-name="gr1" draw:text-style-name="P1" svg:width="0.5cm" svg:height="0.3cm" svg:x="0.545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94cm" table:end-y="0.3cm" draw:z-index="40" draw:name="Grafik 1" draw:style-name="gr1" draw:text-style-name="P1" svg:width="0.5cm" svg:height="0.3cm" svg:x="0.542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92cm" table:end-y="0.3cm" draw:z-index="39" draw:name="Grafik 1" draw:style-name="gr1" draw:text-style-name="P1" svg:width="0.5cm" svg:height="0.3cm" svg:x="0.5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91cm" table:end-y="0.3cm" draw:z-index="0" draw:name="Grafik 1" draw:style-name="gr1" draw:text-style-name="P1" svg:width="0.5cm" svg:height="0.3cm" svg:x="0.5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Tabelle1.D3" table:end-x="0.012cm" table:end-y="0.501cm" draw:z-index="72" draw:name="Grafik 3" draw:style-name="gr1" draw:text-style-name="P1" svg:width="0.5cm" svg:height="0.5cm" svg:x="0.0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009cm" table:end-y="0.501cm" draw:z-index="104" draw:name="Grafik 4" draw:style-name="gr1" draw:text-style-name="P1" svg:width="0.5cm" svg:height="0.5cm" svg:x="0.058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007cm" table:end-y="0.301cm" draw:z-index="12" draw:name="Grafik 1" draw:style-name="gr1" draw:text-style-name="P1" svg:width="0.5cm" svg:height="0.3cm" svg:x="0.055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005cm" table:end-y="0.301cm" draw:z-index="13" draw:name="Grafik 1" draw:style-name="gr1" draw:text-style-name="P1" svg:width="0.5cm" svg:height="0.3cm" svg:x="0.05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003cm" table:end-y="0.301cm" draw:z-index="14" draw:name="Grafik 1" draw:style-name="gr1" draw:text-style-name="P1" svg:width="0.5cm" svg:height="0.3cm" svg:x="0.051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49cm" table:end-y="0.301cm" draw:z-index="15" draw:name="Grafik 1" draw:style-name="gr1" draw:text-style-name="P1" svg:width="0.5cm" svg:height="0.3cm" svg:x="0.049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46cm" table:end-y="0.301cm" draw:z-index="16" draw:name="Grafik 1" draw:style-name="gr1" draw:text-style-name="P1" svg:width="0.5cm" svg:height="0.3cm" svg:x="0.046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44cm" table:end-y="0.301cm" draw:z-index="17" draw:name="Grafik 1" draw:style-name="gr1" draw:text-style-name="P1" svg:width="0.5cm" svg:height="0.3cm" svg:x="0.044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42cm" table:end-y="0.301cm" draw:z-index="18" draw:name="Grafik 1" draw:style-name="gr1" draw:text-style-name="P1" svg:width="0.5cm" svg:height="0.3cm" svg:x="0.042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4cm" table:end-y="0.301cm" draw:z-index="19" draw:name="Grafik 1" draw:style-name="gr1" draw:text-style-name="P1" svg:width="0.5cm" svg:height="0.3cm" svg:x="0.04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37cm" table:end-y="0.301cm" draw:z-index="20" draw:name="Grafik 1" draw:style-name="gr1" draw:text-style-name="P1" svg:width="0.5cm" svg:height="0.3cm" svg:x="0.03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35cm" table:end-y="0.301cm" draw:z-index="21" draw:name="Grafik 1" draw:style-name="gr1" draw:text-style-name="P1" svg:width="0.5cm" svg:height="0.3cm" svg:x="0.035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33cm" table:end-y="0.301cm" draw:z-index="22" draw:name="Grafik 1" draw:style-name="gr1" draw:text-style-name="P1" svg:width="0.5cm" svg:height="0.3cm" svg:x="0.03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3cm" table:end-y="0.301cm" draw:z-index="23" draw:name="Grafik 1" draw:style-name="gr1" draw:text-style-name="P1" svg:width="0.5cm" svg:height="0.3cm" svg:x="0.0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28cm" table:end-y="0.351cm" draw:z-index="55" draw:name="Grafik 2" draw:style-name="gr1" draw:text-style-name="P1" svg:width="0.5cm" svg:height="0.35cm" svg:x="0.02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526cm" table:end-y="0.351cm" draw:z-index="56" draw:name="Grafik 2" draw:style-name="gr1" draw:text-style-name="P1" svg:width="0.5cm" svg:height="0.35cm" svg:x="0.026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24cm" table:end-y="0.351cm" draw:z-index="57" draw:name="Grafik 2" draw:style-name="gr1" draw:text-style-name="P1" svg:width="0.5cm" svg:height="0.35cm" svg:x="0.02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521cm" table:end-y="0.351cm" draw:z-index="58" draw:name="Grafik 2" draw:style-name="gr1" draw:text-style-name="P1" svg:width="0.5cm" svg:height="0.35cm" svg:x="0.021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519cm" table:end-y="0.301cm" draw:z-index="26" draw:name="Grafik 1" draw:style-name="gr1" draw:text-style-name="P1" svg:width="0.5cm" svg:height="0.3cm" svg:x="0.019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517cm" table:end-y="0.301cm" draw:z-index="29" draw:name="Grafik 1" draw:style-name="gr1" draw:text-style-name="P1" svg:width="0.5cm" svg:height="0.3cm" svg:x="0.01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514cm" table:end-y="0.351cm" draw:z-index="61" draw:name="Grafik 2" draw:style-name="gr1" draw:text-style-name="P1" svg:width="0.5cm" svg:height="0.35cm" svg:x="0.01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512cm" table:end-y="0.351cm" draw:z-index="62" draw:name="Grafik 2" draw:style-name="gr1" draw:text-style-name="P1" svg:width="0.5cm" svg:height="0.35cm" svg:x="0.012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51cm" table:end-y="0.351cm" draw:z-index="63" draw:name="Grafik 2" draw:style-name="gr1" draw:text-style-name="P1" svg:width="0.5cm" svg:height="0.35cm" svg:x="0.01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508cm" table:end-y="0.351cm" draw:z-index="64" draw:name="Grafik 2" draw:style-name="gr1" draw:text-style-name="P1" svg:width="0.5cm" svg:height="0.35cm" svg:x="0.00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5cm" table:end-y="0.351cm" draw:z-index="65" draw:name="Grafik 2" draw:style-name="gr1" draw:text-style-name="P1" svg:width="0.5cm" svg:height="0.35cm" svg:x="0.005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503cm" table:end-y="0.351cm" draw:z-index="66" draw:name="Grafik 2" draw:style-name="gr1" draw:text-style-name="P1" svg:width="0.5cm" svg:height="0.35cm" svg:x="0.00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501cm" table:end-y="0.351cm" draw:z-index="67" draw:name="Grafik 2" draw:style-name="gr1" draw:text-style-name="P1" svg:width="0.5cm" svg:height="0.35cm" svg:x="0.001cm" svg:y="0.001cm">
              <draw:image xlink:href="Pictures/10000000000001F4000001684D935C87.jpg" xlink:type="simple" xlink:show="embed" xlink:actuate="onLoad">
                <text:p/>
              </draw:image>
            </draw:frame>
            <draw:frame table:end-cell-address="Tabelle1.AD3" table:end-x="0.499cm" table:end-y="0.351cm" draw:z-index="68" draw:name="Grafik 2" draw:style-name="gr1" draw:text-style-name="P1" svg:width="0.5cm" svg:height="0.35cm" svg:x="0.54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6cm" table:end-y="0.351cm" draw:z-index="69" draw:name="Grafik 2" draw:style-name="gr1" draw:text-style-name="P1" svg:width="0.5cm" svg:height="0.35cm" svg:x="0.545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351cm" draw:z-index="70" draw:name="Grafik 2" draw:style-name="gr1" draw:text-style-name="P1" svg:width="0.5cm" svg:height="0.35cm" svg:x="0.542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92cm" table:end-y="0.351cm" draw:z-index="71" draw:name="Grafik 2" draw:style-name="gr1" draw:text-style-name="P1" svg:width="0.5cm" svg:height="0.35cm" svg:x="0.5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91cm" table:end-y="0.351cm" draw:z-index="1" draw:name="Grafik 2" draw:style-name="gr1" draw:text-style-name="P1" svg:width="0.5cm" svg:height="0.35cm" svg:x="0.5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Tabelle1.D4" table:end-x="0.012cm" table:end-y="0.301cm" draw:z-index="10" draw:name="Grafik 1" draw:style-name="gr1" draw:text-style-name="P1" svg:width="0.5cm" svg:height="0.3cm" svg:x="0.06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009cm" table:end-y="0.501cm" draw:z-index="73" draw:name="Grafik 3" draw:style-name="gr1" draw:text-style-name="P1" svg:width="0.5cm" svg:height="0.5cm" svg:x="0.058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007cm" table:end-y="0.501cm" draw:z-index="74" draw:name="Grafik 3" draw:style-name="gr1" draw:text-style-name="P1" svg:width="0.5cm" svg:height="0.5cm" svg:x="0.055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005cm" table:end-y="0.501cm" draw:z-index="75" draw:name="Grafik 3" draw:style-name="gr1" draw:text-style-name="P1" svg:width="0.5cm" svg:height="0.5cm" svg:x="0.05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003cm" table:end-y="0.501cm" draw:z-index="76" draw:name="Grafik 3" draw:style-name="gr1" draw:text-style-name="P1" svg:width="0.5cm" svg:height="0.5cm" svg:x="0.051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49cm" table:end-y="0.501cm" draw:z-index="232" draw:name="Grafik 7" draw:style-name="gr1" draw:text-style-name="P1" svg:width="0.4cm" svg:height="0.5cm" svg:x="0.049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46cm" table:end-y="0.501cm" draw:z-index="78" draw:name="Grafik 3" draw:style-name="gr1" draw:text-style-name="P1" svg:width="0.5cm" svg:height="0.5cm" svg:x="0.04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44cm" table:end-y="0.501cm" draw:z-index="234" draw:name="Grafik 7" draw:style-name="gr1" draw:text-style-name="P1" svg:width="0.4cm" svg:height="0.5cm" svg:x="0.04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42cm" table:end-y="0.501cm" draw:z-index="235" draw:name="Grafik 7" draw:style-name="gr1" draw:text-style-name="P1" svg:width="0.4cm" svg:height="0.5cm" svg:x="0.04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4cm" table:end-y="0.501cm" draw:z-index="236" draw:name="Grafik 7" draw:style-name="gr1" draw:text-style-name="P1" svg:width="0.4cm" svg:height="0.5cm" svg:x="0.0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37cm" table:end-y="0.501cm" draw:z-index="113" draw:name="Grafik 4" draw:style-name="gr1" draw:text-style-name="P1" svg:width="0.5cm" svg:height="0.5cm" svg:x="0.03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35cm" table:end-y="0.501cm" draw:z-index="114" draw:name="Grafik 4" draw:style-name="gr1" draw:text-style-name="P1" svg:width="0.5cm" svg:height="0.5cm" svg:x="0.035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533cm" table:end-y="0.501cm" draw:z-index="115" draw:name="Grafik 4" draw:style-name="gr1" draw:text-style-name="P1" svg:width="0.5cm" svg:height="0.5cm" svg:x="0.03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53cm" table:end-y="0.501cm" draw:z-index="116" draw:name="Grafik 4" draw:style-name="gr1" draw:text-style-name="P1" svg:width="0.5cm" svg:height="0.5cm" svg:x="0.0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528cm" table:end-y="0.501cm" draw:z-index="117" draw:name="Grafik 4" draw:style-name="gr1" draw:text-style-name="P1" svg:width="0.5cm" svg:height="0.5cm" svg:x="0.028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526cm" table:end-y="0.501cm" draw:z-index="118" draw:name="Grafik 4" draw:style-name="gr1" draw:text-style-name="P1" svg:width="0.5cm" svg:height="0.5cm" svg:x="0.02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524cm" table:end-y="0.501cm" draw:z-index="119" draw:name="Grafik 4" draw:style-name="gr1" draw:text-style-name="P1" svg:width="0.5cm" svg:height="0.5cm" svg:x="0.024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521cm" table:end-y="0.501cm" draw:z-index="120" draw:name="Grafik 4" draw:style-name="gr1" draw:text-style-name="P1" svg:width="0.5cm" svg:height="0.5cm" svg:x="0.021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519cm" table:end-y="0.501cm" draw:z-index="121" draw:name="Grafik 4" draw:style-name="gr1" draw:text-style-name="P1" svg:width="0.5cm" svg:height="0.5cm" svg:x="0.019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517cm" table:end-y="0.501cm" draw:z-index="122" draw:name="Grafik 4" draw:style-name="gr1" draw:text-style-name="P1" svg:width="0.5cm" svg:height="0.5cm" svg:x="0.01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514cm" table:end-y="0.501cm" draw:z-index="123" draw:name="Grafik 4" draw:style-name="gr1" draw:text-style-name="P1" svg:width="0.5cm" svg:height="0.5cm" svg:x="0.014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512cm" table:end-y="0.501cm" draw:z-index="124" draw:name="Grafik 4" draw:style-name="gr1" draw:text-style-name="P1" svg:width="0.5cm" svg:height="0.5cm" svg:x="0.012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1cm" table:end-y="0.501cm" draw:z-index="187" draw:name="Grafik 5" draw:style-name="gr1" draw:text-style-name="P1" svg:width="0.4cm" svg:height="0.5cm" svg:x="0.01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08cm" table:end-y="0.501cm" draw:z-index="188" draw:name="Grafik 5" draw:style-name="gr1" draw:text-style-name="P1" svg:width="0.4cm" svg:height="0.5cm" svg:x="0.00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5cm" table:end-y="0.501cm" draw:z-index="189" draw:name="Grafik 5" draw:style-name="gr1" draw:text-style-name="P1" svg:width="0.4cm" svg:height="0.5cm" svg:x="0.005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503cm" table:end-y="0.501cm" draw:z-index="128" draw:name="Grafik 4" draw:style-name="gr1" draw:text-style-name="P1" svg:width="0.5cm" svg:height="0.5cm" svg:x="0.00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501cm" table:end-y="0.501cm" draw:z-index="129" draw:name="Grafik 4" draw:style-name="gr1" draw:text-style-name="P1" svg:width="0.5cm" svg:height="0.5cm" svg:x="0.001cm" svg:y="0.001cm">
              <draw:image xlink:href="Pictures/1000000000000400000004004A786F4A.jpg" xlink:type="simple" xlink:show="embed" xlink:actuate="onLoad">
                <text:p/>
              </draw:image>
            </draw:frame>
            <draw:frame table:end-cell-address="Tabelle1.AD4" table:end-x="0.499cm" table:end-y="0.501cm" draw:z-index="130" draw:name="Grafik 4" draw:style-name="gr1" draw:text-style-name="P1" svg:width="0.5cm" svg:height="0.5cm" svg:x="0.54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96cm" table:end-y="0.501cm" draw:z-index="131" draw:name="Grafik 4" draw:style-name="gr1" draw:text-style-name="P1" svg:width="0.5cm" svg:height="0.5cm" svg:x="0.545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94cm" table:end-y="0.501cm" draw:z-index="132" draw:name="Grafik 4" draw:style-name="gr1" draw:text-style-name="P1" svg:width="0.5cm" svg:height="0.5cm" svg:x="0.542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92cm" table:end-y="0.501cm" draw:z-index="133" draw:name="Grafik 4" draw:style-name="gr1" draw:text-style-name="P1" svg:width="0.5cm" svg:height="0.5cm" svg:x="0.54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91cm" table:end-y="0.501cm" draw:z-index="2" draw:name="Grafik 3" draw:style-name="gr1" draw:text-style-name="P1" svg:width="0.5cm" svg:height="0.5cm" svg:x="0.5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Tabelle1.D5" table:end-x="0.012cm" table:end-y="0.35cm" draw:z-index="41" draw:name="Grafik 2" draw:style-name="gr1" draw:text-style-name="P1" svg:width="0.5cm" svg:height="0.35cm" svg:x="0.06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009cm" table:end-y="0.3cm" draw:z-index="11" draw:name="Grafik 1" draw:style-name="gr1" draw:text-style-name="P1" svg:width="0.5cm" svg:height="0.3cm" svg:x="0.05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007cm" table:end-y="0.5cm" draw:z-index="105" draw:name="Grafik 4" draw:style-name="gr1" draw:text-style-name="P1" svg:width="0.5cm" svg:height="0.5cm" svg:x="0.055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53cm" table:end-y="0.5cm" draw:z-index="168" draw:name="Grafik 5" draw:style-name="gr1" draw:text-style-name="P1" svg:width="0.4cm" svg:height="0.5cm" svg:x="0.05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51cm" table:end-y="0.5cm" draw:z-index="231" draw:name="Grafik 7" draw:style-name="gr1" draw:text-style-name="P1" svg:width="0.4cm" svg:height="0.5cm" svg:x="0.051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49cm" table:end-y="0.5cm" draw:z-index="294" draw:name="Grafik 9" draw:style-name="gr1" draw:text-style-name="P1" svg:width="0.5cm" svg:height="0.5cm" svg:x="0.04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6cm" table:end-y="0.5cm" draw:z-index="233" draw:name="Grafik 7" draw:style-name="gr1" draw:text-style-name="P1" svg:width="0.4cm" svg:height="0.5cm" svg:x="0.046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44cm" table:end-y="0.5cm" draw:z-index="79" draw:name="Grafik 3" draw:style-name="gr1" draw:text-style-name="P1" svg:width="0.5cm" svg:height="0.5cm" svg:x="0.04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42cm" table:end-y="0.5cm" draw:z-index="111" draw:name="Grafik 4" draw:style-name="gr1" draw:text-style-name="P1" svg:width="0.5cm" svg:height="0.5cm" svg:x="0.042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4cm" table:end-y="0.5cm" draw:z-index="112" draw:name="Grafik 4" draw:style-name="gr1" draw:text-style-name="P1" svg:width="0.5cm" svg:height="0.5cm" svg:x="0.04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37cm" table:end-y="0.5cm" draw:z-index="237" draw:name="Grafik 7" draw:style-name="gr1" draw:text-style-name="P1" svg:width="0.4cm" svg:height="0.5cm" svg:x="0.03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35cm" table:end-y="0.5cm" draw:z-index="238" draw:name="Grafik 7" draw:style-name="gr1" draw:text-style-name="P1" svg:width="0.4cm" svg:height="0.5cm" svg:x="0.035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33cm" table:end-y="0.5cm" draw:z-index="239" draw:name="Grafik 7" draw:style-name="gr1" draw:text-style-name="P1" svg:width="0.4cm" svg:height="0.5cm" svg:x="0.03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3cm" table:end-y="0.5cm" draw:z-index="85" draw:name="Grafik 3" draw:style-name="gr1" draw:text-style-name="P1" svg:width="0.5cm" svg:height="0.5cm" svg:x="0.0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28cm" table:end-y="0.5cm" draw:z-index="179" draw:name="Grafik 5" draw:style-name="gr1" draw:text-style-name="P1" svg:width="0.4cm" svg:height="0.5cm" svg:x="0.028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26cm" table:end-y="0.5cm" draw:z-index="180" draw:name="Grafik 5" draw:style-name="gr1" draw:text-style-name="P1" svg:width="0.4cm" svg:height="0.5cm" svg:x="0.026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24cm" table:end-y="0.5cm" draw:z-index="181" draw:name="Grafik 5" draw:style-name="gr1" draw:text-style-name="P1" svg:width="0.4cm" svg:height="0.5cm" svg:x="0.02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21cm" table:end-y="0.5cm" draw:z-index="182" draw:name="Grafik 5" draw:style-name="gr1" draw:text-style-name="P1" svg:width="0.4cm" svg:height="0.5cm" svg:x="0.021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19cm" table:end-y="0.5cm" draw:z-index="183" draw:name="Grafik 5" draw:style-name="gr1" draw:text-style-name="P1" svg:width="0.4cm" svg:height="0.5cm" svg:x="0.01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17cm" table:end-y="0.5cm" draw:z-index="184" draw:name="Grafik 5" draw:style-name="gr1" draw:text-style-name="P1" svg:width="0.4cm" svg:height="0.5cm" svg:x="0.01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14cm" table:end-y="0.5cm" draw:z-index="185" draw:name="Grafik 5" draw:style-name="gr1" draw:text-style-name="P1" svg:width="0.4cm" svg:height="0.5cm" svg:x="0.01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12cm" table:end-y="0.5cm" draw:z-index="186" draw:name="Grafik 5" draw:style-name="gr1" draw:text-style-name="P1" svg:width="0.4cm" svg:height="0.5cm" svg:x="0.012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51cm" table:end-y="0.5cm" draw:z-index="125" draw:name="Grafik 4" draw:style-name="gr1" draw:text-style-name="P1" svg:width="0.5cm" svg:height="0.5cm" svg:x="0.01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508cm" table:end-y="0.5cm" draw:z-index="126" draw:name="Grafik 4" draw:style-name="gr1" draw:text-style-name="P1" svg:width="0.5cm" svg:height="0.5cm" svg:x="0.00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505cm" table:end-y="0.5cm" draw:z-index="127" draw:name="Grafik 4" draw:style-name="gr1" draw:text-style-name="P1" svg:width="0.5cm" svg:height="0.5cm" svg:x="0.005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03cm" table:end-y="0.5cm" draw:z-index="190" draw:name="Grafik 5" draw:style-name="gr1" draw:text-style-name="P1" svg:width="0.4cm" svg:height="0.5cm" svg:x="0.00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99cm" table:end-y="0.5cm" draw:z-index="99" draw:name="Grafik 3" draw:style-name="gr1" draw:text-style-name="P1" svg:width="0.5cm" svg:height="0.5cm" svg:x="0.547cm" svg:y="0cm">
              <draw:image xlink:href="Pictures/10000000000000C8000000C89020D98D.jpg" xlink:type="simple" xlink:show="embed" xlink:actuate="onLoad">
                <text:p/>
              </draw:image>
            </draw:frame>
            <draw:frame table:end-cell-address="Tabelle1.AC5" table:end-x="0.401cm" table:end-y="0.5cm" draw:z-index="191" draw:name="Grafik 5" draw:style-name="gr1" draw:text-style-name="P1" svg:width="0.4cm" svg:height="0.5cm" svg:x="0.001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96cm" table:end-y="0.5cm" draw:z-index="100" draw:name="Grafik 3" draw:style-name="gr1" draw:text-style-name="P1" svg:width="0.5cm" svg:height="0.5cm" svg:x="0.545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94cm" table:end-y="0.5cm" draw:z-index="101" draw:name="Grafik 3" draw:style-name="gr1" draw:text-style-name="P1" svg:width="0.5cm" svg:height="0.5cm" svg:x="0.54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92cm" table:end-y="0.5cm" draw:z-index="102" draw:name="Grafik 3" draw:style-name="gr1" draw:text-style-name="P1" svg:width="0.5cm" svg:height="0.5cm" svg:x="0.5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89cm" table:end-y="0.5cm" draw:z-index="3" draw:name="Grafik 4" draw:style-name="gr1" draw:text-style-name="P1" svg:width="0.5cm" svg:height="0.5cm" svg:x="0.53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Tabelle1.D6" table:end-x="0.012cm" table:end-y="0.5cm" draw:z-index="196" draw:name="Grafik 6" draw:style-name="gr1" draw:text-style-name="P1" svg:width="0.5cm" svg:height="0.5cm" svg:x="0.0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009cm" table:end-y="0.5cm" draw:z-index="197" draw:name="Grafik 6" draw:style-name="gr1" draw:text-style-name="P1" svg:width="0.5cm" svg:height="0.5cm" svg:x="0.05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007cm" table:end-y="0.5cm" draw:z-index="198" draw:name="Grafik 6" draw:style-name="gr1" draw:text-style-name="P1" svg:width="0.5cm" svg:height="0.5cm" svg:x="0.055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005cm" table:end-y="0.5cm" draw:z-index="106" draw:name="Grafik 4" draw:style-name="gr1" draw:text-style-name="P1" svg:width="0.5cm" svg:height="0.5cm" svg:x="0.05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003cm" table:end-y="0.5cm" draw:z-index="293" draw:name="Grafik 9" draw:style-name="gr1" draw:text-style-name="P1" svg:width="0.5cm" svg:height="0.5cm" svg:x="0.051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49cm" table:end-y="0.5cm" draw:z-index="77" draw:name="Grafik 3" draw:style-name="gr1" draw:text-style-name="P1" svg:width="0.5cm" svg:height="0.5cm" svg:x="0.049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46cm" table:end-y="0.5cm" draw:z-index="295" draw:name="Grafik 9" draw:style-name="gr1" draw:text-style-name="P1" svg:width="0.5cm" svg:height="0.5cm" svg:x="0.04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4cm" table:end-y="0.5cm" draw:z-index="172" draw:name="Grafik 5" draw:style-name="gr1" draw:text-style-name="P1" svg:width="0.4cm" svg:height="0.5cm" svg:x="0.04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542cm" table:end-y="0.5cm" draw:z-index="80" draw:name="Grafik 3" draw:style-name="gr1" draw:text-style-name="P1" svg:width="0.5cm" svg:height="0.5cm" svg:x="0.04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4cm" table:end-y="0.5cm" draw:z-index="174" draw:name="Grafik 5" draw:style-name="gr1" draw:text-style-name="P1" svg:width="0.4cm" svg:height="0.5cm" svg:x="0.0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37cm" table:end-y="0.5cm" draw:z-index="175" draw:name="Grafik 5" draw:style-name="gr1" draw:text-style-name="P1" svg:width="0.4cm" svg:height="0.5cm" svg:x="0.03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35cm" table:end-y="0.5cm" draw:z-index="176" draw:name="Grafik 5" draw:style-name="gr1" draw:text-style-name="P1" svg:width="0.4cm" svg:height="0.5cm" svg:x="0.03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33cm" table:end-y="0.5cm" draw:z-index="177" draw:name="Grafik 5" draw:style-name="gr1" draw:text-style-name="P1" svg:width="0.4cm" svg:height="0.5cm" svg:x="0.03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3cm" table:end-y="0.5cm" draw:z-index="240" draw:name="Grafik 7" draw:style-name="gr1" draw:text-style-name="P1" svg:width="0.4cm" svg:height="0.5cm" svg:x="0.0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28cm" table:end-y="0.5cm" draw:z-index="86" draw:name="Grafik 3" draw:style-name="gr1" draw:text-style-name="P1" svg:width="0.5cm" svg:height="0.5cm" svg:x="0.028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26cm" table:end-y="0.5cm" draw:z-index="242" draw:name="Grafik 7" draw:style-name="gr1" draw:text-style-name="P1" svg:width="0.4cm" svg:height="0.5cm" svg:x="0.026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24cm" table:end-y="0.5cm" draw:z-index="88" draw:name="Grafik 3" draw:style-name="gr1" draw:text-style-name="P1" svg:width="0.5cm" svg:height="0.5cm" svg:x="0.02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21cm" table:end-y="0.5cm" draw:z-index="244" draw:name="Grafik 7" draw:style-name="gr1" draw:text-style-name="P1" svg:width="0.4cm" svg:height="0.5cm" svg:x="0.021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19cm" table:end-y="0.5cm" draw:z-index="90" draw:name="Grafik 3" draw:style-name="gr1" draw:text-style-name="P1" svg:width="0.5cm" svg:height="0.5cm" svg:x="0.019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17cm" table:end-y="0.5cm" draw:z-index="91" draw:name="Grafik 3" draw:style-name="gr1" draw:text-style-name="P1" svg:width="0.5cm" svg:height="0.5cm" svg:x="0.017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514cm" table:end-y="0.5cm" draw:z-index="92" draw:name="Grafik 3" draw:style-name="gr1" draw:text-style-name="P1" svg:width="0.5cm" svg:height="0.5cm" svg:x="0.01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512cm" table:end-y="0.5cm" draw:z-index="93" draw:name="Grafik 3" draw:style-name="gr1" draw:text-style-name="P1" svg:width="0.5cm" svg:height="0.5cm" svg:x="0.01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1cm" table:end-y="0.5cm" draw:z-index="94" draw:name="Grafik 3" draw:style-name="gr1" draw:text-style-name="P1" svg:width="0.5cm" svg:height="0.5cm" svg:x="0.01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508cm" table:end-y="0.5cm" draw:z-index="95" draw:name="Grafik 3" draw:style-name="gr1" draw:text-style-name="P1" svg:width="0.5cm" svg:height="0.5cm" svg:x="0.008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5cm" table:end-y="0.5cm" draw:z-index="96" draw:name="Grafik 3" draw:style-name="gr1" draw:text-style-name="P1" svg:width="0.5cm" svg:height="0.5cm" svg:x="0.005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03cm" table:end-y="0.5cm" draw:z-index="97" draw:name="Grafik 3" draw:style-name="gr1" draw:text-style-name="P1" svg:width="0.5cm" svg:height="0.5cm" svg:x="0.00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501cm" table:end-y="0.5cm" draw:z-index="98" draw:name="Grafik 3" draw:style-name="gr1" draw:text-style-name="P1" svg:width="0.5cm" svg:height="0.5cm" svg:x="0.001cm" svg:y="0cm">
              <draw:image xlink:href="Pictures/10000000000000C8000000C89020D98D.jpg" xlink:type="simple" xlink:show="embed" xlink:actuate="onLoad">
                <text:p/>
              </draw:image>
            </draw:frame>
            <draw:frame table:end-cell-address="Tabelle1.AD6" table:end-x="0.399cm" table:end-y="0.5cm" draw:z-index="192" draw:name="Grafik 5" draw:style-name="gr1" draw:text-style-name="P1" svg:width="0.4cm" svg:height="0.5cm" svg:x="0.54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96cm" table:end-y="0.5cm" draw:z-index="193" draw:name="Grafik 5" draw:style-name="gr1" draw:text-style-name="P1" svg:width="0.4cm" svg:height="0.5cm" svg:x="0.54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94cm" table:end-y="0.5cm" draw:z-index="194" draw:name="Grafik 5" draw:style-name="gr1" draw:text-style-name="P1" svg:width="0.4cm" svg:height="0.5cm" svg:x="0.542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92cm" table:end-y="0.5cm" draw:z-index="195" draw:name="Grafik 5" draw:style-name="gr1" draw:text-style-name="P1" svg:width="0.4cm" svg:height="0.5cm" svg:x="0.5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89cm" table:end-y="0.5cm" draw:z-index="4" draw:name="Grafik 5" draw:style-name="gr1" draw:text-style-name="P1" svg:width="0.4cm" svg:height="0.5cm" svg:x="0.538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Tabelle1.D7" table:end-x="0.012cm" table:end-y="0.501cm" draw:z-index="103" draw:name="Grafik 4" draw:style-name="gr1" draw:text-style-name="P1" svg:width="0.5cm" svg:height="0.5cm" svg:x="0.0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009cm" table:end-y="0.501cm" draw:z-index="259" draw:name="Grafik 8" draw:style-name="gr1" draw:text-style-name="P1" svg:width="0.5cm" svg:height="0.5cm" svg:x="0.058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007cm" table:end-y="0.501cm" draw:z-index="260" draw:name="Grafik 8" draw:style-name="gr1" draw:text-style-name="P1" svg:width="0.5cm" svg:height="0.5cm" svg:x="0.055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005cm" table:end-y="0.501cm" draw:z-index="199" draw:name="Grafik 6" draw:style-name="gr1" draw:text-style-name="P1" svg:width="0.5cm" svg:height="0.5cm" svg:x="0.05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51cm" table:end-y="0.501cm" draw:z-index="169" draw:name="Grafik 5" draw:style-name="gr1" draw:text-style-name="P1" svg:width="0.4cm" svg:height="0.5cm" svg:x="0.051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49cm" table:end-y="0.501cm" draw:z-index="108" draw:name="Grafik 4" draw:style-name="gr1" draw:text-style-name="P1" svg:width="0.5cm" svg:height="0.5cm" svg:x="0.049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46cm" table:end-y="0.501cm" draw:z-index="264" draw:name="Grafik 8" draw:style-name="gr1" draw:text-style-name="P1" svg:width="0.5cm" svg:height="0.5cm" svg:x="0.046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544cm" table:end-y="0.501cm" draw:z-index="265" draw:name="Grafik 8" draw:style-name="gr1" draw:text-style-name="P1" svg:width="0.5cm" svg:height="0.5cm" svg:x="0.04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42cm" table:end-y="0.501cm" draw:z-index="173" draw:name="Grafik 5" draw:style-name="gr1" draw:text-style-name="P1" svg:width="0.4cm" svg:height="0.5cm" svg:x="0.042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4cm" table:end-y="0.501cm" draw:z-index="81" draw:name="Grafik 3" draw:style-name="gr1" draw:text-style-name="P1" svg:width="0.5cm" svg:height="0.5cm" svg:x="0.0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37cm" table:end-y="0.501cm" draw:z-index="82" draw:name="Grafik 3" draw:style-name="gr1" draw:text-style-name="P1" svg:width="0.5cm" svg:height="0.5cm" svg:x="0.03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35cm" table:end-y="0.501cm" draw:z-index="83" draw:name="Grafik 3" draw:style-name="gr1" draw:text-style-name="P1" svg:width="0.5cm" svg:height="0.5cm" svg:x="0.035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33cm" table:end-y="0.501cm" draw:z-index="84" draw:name="Grafik 3" draw:style-name="gr1" draw:text-style-name="P1" svg:width="0.5cm" svg:height="0.5cm" svg:x="0.03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3cm" table:end-y="0.501cm" draw:z-index="178" draw:name="Grafik 5" draw:style-name="gr1" draw:text-style-name="P1" svg:width="0.4cm" svg:height="0.5cm" svg:x="0.0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28cm" table:end-y="0.501cm" draw:z-index="241" draw:name="Grafik 7" draw:style-name="gr1" draw:text-style-name="P1" svg:width="0.4cm" svg:height="0.5cm" svg:x="0.02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26cm" table:end-y="0.501cm" draw:z-index="87" draw:name="Grafik 3" draw:style-name="gr1" draw:text-style-name="P1" svg:width="0.5cm" svg:height="0.5cm" svg:x="0.02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24cm" table:end-y="0.501cm" draw:z-index="243" draw:name="Grafik 7" draw:style-name="gr1" draw:text-style-name="P1" svg:width="0.4cm" svg:height="0.5cm" svg:x="0.02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521cm" table:end-y="0.501cm" draw:z-index="89" draw:name="Grafik 3" draw:style-name="gr1" draw:text-style-name="P1" svg:width="0.5cm" svg:height="0.5cm" svg:x="0.021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519cm" table:end-y="0.501cm" draw:z-index="268" draw:name="Grafik 8" draw:style-name="gr1" draw:text-style-name="P1" svg:width="0.5cm" svg:height="0.5cm" svg:x="0.019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17cm" table:end-y="0.501cm" draw:z-index="246" draw:name="Grafik 7" draw:style-name="gr1" draw:text-style-name="P1" svg:width="0.4cm" svg:height="0.5cm" svg:x="0.017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14cm" table:end-y="0.501cm" draw:z-index="247" draw:name="Grafik 7" draw:style-name="gr1" draw:text-style-name="P1" svg:width="0.4cm" svg:height="0.5cm" svg:x="0.01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12cm" table:end-y="0.501cm" draw:z-index="248" draw:name="Grafik 7" draw:style-name="gr1" draw:text-style-name="P1" svg:width="0.4cm" svg:height="0.5cm" svg:x="0.01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51cm" table:end-y="0.501cm" draw:z-index="218" draw:name="Grafik 6" draw:style-name="gr1" draw:text-style-name="P1" svg:width="0.5cm" svg:height="0.5cm" svg:x="0.01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8cm" table:end-y="0.501cm" draw:z-index="219" draw:name="Grafik 6" draw:style-name="gr1" draw:text-style-name="P1" svg:width="0.5cm" svg:height="0.5cm" svg:x="0.008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5cm" table:end-y="0.501cm" draw:z-index="220" draw:name="Grafik 6" draw:style-name="gr1" draw:text-style-name="P1" svg:width="0.5cm" svg:height="0.5cm" svg:x="0.005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503cm" table:end-y="0.501cm" draw:z-index="221" draw:name="Grafik 6" draw:style-name="gr1" draw:text-style-name="P1" svg:width="0.5cm" svg:height="0.5cm" svg:x="0.00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501cm" table:end-y="0.501cm" draw:z-index="222" draw:name="Grafik 6" draw:style-name="gr1" draw:text-style-name="P1" svg:width="0.5cm" svg:height="0.5cm" svg:x="0.001cm" svg:y="0.001cm">
              <draw:image xlink:href="Pictures/10000000000004B0000004B06888D146.jpg" xlink:type="simple" xlink:show="embed" xlink:actuate="onLoad">
                <text:p/>
              </draw:image>
            </draw:frame>
            <draw:frame table:end-cell-address="Tabelle1.AD7" table:end-x="0.399cm" table:end-y="0.501cm" draw:z-index="254" draw:name="Grafik 7" draw:style-name="gr1" draw:text-style-name="P1" svg:width="0.4cm" svg:height="0.5cm" svg:x="0.547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396cm" table:end-y="0.501cm" draw:z-index="255" draw:name="Grafik 7" draw:style-name="gr1" draw:text-style-name="P1" svg:width="0.4cm" svg:height="0.5cm" svg:x="0.545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94cm" table:end-y="0.501cm" draw:z-index="256" draw:name="Grafik 7" draw:style-name="gr1" draw:text-style-name="P1" svg:width="0.4cm" svg:height="0.5cm" svg:x="0.54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392cm" table:end-y="0.501cm" draw:z-index="257" draw:name="Grafik 7" draw:style-name="gr1" draw:text-style-name="P1" svg:width="0.4cm" svg:height="0.5cm" svg:x="0.5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89cm" table:end-y="0.501cm" draw:z-index="5" draw:name="Grafik 6" draw:style-name="gr1" draw:text-style-name="P1" svg:width="0.5cm" svg:height="0.5cm" svg:x="0.538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Tabelle1.D8" table:end-x="0.012cm" table:end-y="0.501cm" draw:z-index="134" draw:name="Grafik 10" draw:style-name="gr1" draw:text-style-name="P1" svg:width="0.5cm" svg:height="0.5cm" svg:x="0.06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58cm" table:end-y="0.501cm" draw:z-index="166" draw:name="Grafik 5" draw:style-name="gr1" draw:text-style-name="P1" svg:width="0.4cm" svg:height="0.5cm" svg:x="0.05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007cm" table:end-y="0.501cm" draw:z-index="291" draw:name="Grafik 9" draw:style-name="gr1" draw:text-style-name="P1" svg:width="0.5cm" svg:height="0.5cm" svg:x="0.055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53cm" table:end-y="0.501cm" draw:z-index="230" draw:name="Grafik 7" draw:style-name="gr1" draw:text-style-name="P1" svg:width="0.4cm" svg:height="0.5cm" svg:x="0.05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003cm" table:end-y="0.501cm" draw:z-index="107" draw:name="Grafik 4" draw:style-name="gr1" draw:text-style-name="P1" svg:width="0.5cm" svg:height="0.5cm" svg:x="0.051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49cm" table:end-y="0.501cm" draw:z-index="263" draw:name="Grafik 8" draw:style-name="gr1" draw:text-style-name="P1" svg:width="0.5cm" svg:height="0.5cm" svg:x="0.049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46cm" table:end-y="0.501cm" draw:z-index="109" draw:name="Grafik 4" draw:style-name="gr1" draw:text-style-name="P1" svg:width="0.5cm" svg:height="0.5cm" svg:x="0.04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44cm" table:end-y="0.501cm" draw:z-index="296" draw:name="Grafik 9" draw:style-name="gr1" draw:text-style-name="P1" svg:width="0.5cm" svg:height="0.5cm" svg:x="0.044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42cm" table:end-y="0.501cm" draw:z-index="266" draw:name="Grafik 8" draw:style-name="gr1" draw:text-style-name="P1" svg:width="0.5cm" svg:height="0.5cm" svg:x="0.042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54cm" table:end-y="0.501cm" draw:z-index="267" draw:name="Grafik 8" draw:style-name="gr1" draw:text-style-name="P1" svg:width="0.5cm" svg:height="0.5cm" svg:x="0.0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37cm" table:end-y="0.501cm" draw:z-index="269" draw:name="Grafik 8" draw:style-name="gr1" draw:text-style-name="P1" svg:width="0.5cm" svg:height="0.5cm" svg:x="0.03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35cm" table:end-y="0.501cm" draw:z-index="271" draw:name="Grafik 8" draw:style-name="gr1" draw:text-style-name="P1" svg:width="0.5cm" svg:height="0.5cm" svg:x="0.035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33cm" table:end-y="0.501cm" draw:z-index="270" draw:name="Grafik 8" draw:style-name="gr1" draw:text-style-name="P1" svg:width="0.5cm" svg:height="0.5cm" svg:x="0.03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53cm" table:end-y="0.501cm" draw:z-index="272" draw:name="Grafik 8" draw:style-name="gr1" draw:text-style-name="P1" svg:width="0.5cm" svg:height="0.5cm" svg:x="0.0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528cm" table:end-y="0.501cm" draw:z-index="273" draw:name="Grafik 8" draw:style-name="gr1" draw:text-style-name="P1" svg:width="0.5cm" svg:height="0.5cm" svg:x="0.028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26cm" table:end-y="0.501cm" draw:z-index="274" draw:name="Grafik 8" draw:style-name="gr1" draw:text-style-name="P1" svg:width="0.5cm" svg:height="0.5cm" svg:x="0.026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24cm" table:end-y="0.501cm" draw:z-index="275" draw:name="Grafik 8" draw:style-name="gr1" draw:text-style-name="P1" svg:width="0.5cm" svg:height="0.5cm" svg:x="0.02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21cm" table:end-y="0.501cm" draw:z-index="276" draw:name="Grafik 8" draw:style-name="gr1" draw:text-style-name="P1" svg:width="0.5cm" svg:height="0.5cm" svg:x="0.021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19cm" table:end-y="0.501cm" draw:z-index="245" draw:name="Grafik 7" draw:style-name="gr1" draw:text-style-name="P1" svg:width="0.4cm" svg:height="0.5cm" svg:x="0.019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17cm" table:end-y="0.501cm" draw:z-index="277" draw:name="Grafik 8" draw:style-name="gr1" draw:text-style-name="P1" svg:width="0.5cm" svg:height="0.5cm" svg:x="0.01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14cm" table:end-y="0.501cm" draw:z-index="278" draw:name="Grafik 8" draw:style-name="gr1" draw:text-style-name="P1" svg:width="0.5cm" svg:height="0.5cm" svg:x="0.01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12cm" table:end-y="0.501cm" draw:z-index="217" draw:name="Grafik 6" draw:style-name="gr1" draw:text-style-name="P1" svg:width="0.5cm" svg:height="0.5cm" svg:x="0.012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1cm" table:end-y="0.501cm" draw:z-index="249" draw:name="Grafik 7" draw:style-name="gr1" draw:text-style-name="P1" svg:width="0.4cm" svg:height="0.5cm" svg:x="0.01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08cm" table:end-y="0.501cm" draw:z-index="250" draw:name="Grafik 7" draw:style-name="gr1" draw:text-style-name="P1" svg:width="0.4cm" svg:height="0.5cm" svg:x="0.00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05cm" table:end-y="0.501cm" draw:z-index="251" draw:name="Grafik 7" draw:style-name="gr1" draw:text-style-name="P1" svg:width="0.4cm" svg:height="0.5cm" svg:x="0.005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03cm" table:end-y="0.501cm" draw:z-index="252" draw:name="Grafik 7" draw:style-name="gr1" draw:text-style-name="P1" svg:width="0.4cm" svg:height="0.5cm" svg:x="0.00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99cm" table:end-y="0.501cm" draw:z-index="223" draw:name="Grafik 6" draw:style-name="gr1" draw:text-style-name="P1" svg:width="0.5cm" svg:height="0.5cm" svg:x="0.547cm" svg:y="0.001cm">
              <draw:image xlink:href="Pictures/10000000000004B0000004B06888D146.jpg" xlink:type="simple" xlink:show="embed" xlink:actuate="onLoad">
                <text:p/>
              </draw:image>
            </draw:frame>
            <draw:frame table:end-cell-address="Tabelle1.AC8" table:end-x="0.401cm" table:end-y="0.501cm" draw:z-index="253" draw:name="Grafik 7" draw:style-name="gr1" draw:text-style-name="P1" svg:width="0.4cm" svg:height="0.5cm" svg:x="0.001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96cm" table:end-y="0.501cm" draw:z-index="224" draw:name="Grafik 6" draw:style-name="gr1" draw:text-style-name="P1" svg:width="0.5cm" svg:height="0.5cm" svg:x="0.545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94cm" table:end-y="0.501cm" draw:z-index="225" draw:name="Grafik 6" draw:style-name="gr1" draw:text-style-name="P1" svg:width="0.5cm" svg:height="0.5cm" svg:x="0.542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92cm" table:end-y="0.501cm" draw:z-index="226" draw:name="Grafik 6" draw:style-name="gr1" draw:text-style-name="P1" svg:width="0.5cm" svg:height="0.5cm" svg:x="0.54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389cm" table:end-y="0.501cm" draw:z-index="6" draw:name="Grafik 7" draw:style-name="gr1" draw:text-style-name="P1" svg:width="0.4cm" svg:height="0.5cm" svg:x="0.53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Tabelle1.D9" table:end-x="0.012cm" table:end-y="0.5cm" draw:z-index="289" draw:name="Grafik 9" draw:style-name="gr1" draw:text-style-name="P1" svg:width="0.5cm" svg:height="0.5cm" svg:x="0.0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009cm" table:end-y="0.5cm" draw:z-index="290" draw:name="Grafik 9" draw:style-name="gr1" draw:text-style-name="P1" svg:width="0.5cm" svg:height="0.5cm" svg:x="0.05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55cm" table:end-y="0.5cm" draw:z-index="167" draw:name="Grafik 5" draw:style-name="gr1" draw:text-style-name="P1" svg:width="0.4cm" svg:height="0.5cm" svg:x="0.05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005cm" table:end-y="0.5cm" draw:z-index="261" draw:name="Grafik 8" draw:style-name="gr1" draw:text-style-name="P1" svg:width="0.5cm" svg:height="0.5cm" svg:x="0.05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003cm" table:end-y="0.5cm" draw:z-index="200" draw:name="Grafik 6" draw:style-name="gr1" draw:text-style-name="P1" svg:width="0.5cm" svg:height="0.5cm" svg:x="0.051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49cm" table:end-y="0.5cm" draw:z-index="170" draw:name="Grafik 5" draw:style-name="gr1" draw:text-style-name="P1" svg:width="0.4cm" svg:height="0.5cm" svg:x="0.04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46cm" table:end-y="0.5cm" draw:z-index="171" draw:name="Grafik 5" draw:style-name="gr1" draw:text-style-name="P1" svg:width="0.4cm" svg:height="0.5cm" svg:x="0.046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44cm" table:end-y="0.5cm" draw:z-index="110" draw:name="Grafik 4" draw:style-name="gr1" draw:text-style-name="P1" svg:width="0.5cm" svg:height="0.5cm" svg:x="0.044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42cm" table:end-y="0.5cm" draw:z-index="297" draw:name="Grafik 9" draw:style-name="gr1" draw:text-style-name="P1" svg:width="0.5cm" svg:height="0.5cm" svg:x="0.04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54cm" table:end-y="0.5cm" draw:z-index="298" draw:name="Grafik 9" draw:style-name="gr1" draw:text-style-name="P1" svg:width="0.5cm" svg:height="0.5cm" svg:x="0.0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537cm" table:end-y="0.5cm" draw:z-index="299" draw:name="Grafik 9" draw:style-name="gr1" draw:text-style-name="P1" svg:width="0.5cm" svg:height="0.5cm" svg:x="0.03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535cm" table:end-y="0.5cm" draw:z-index="300" draw:name="Grafik 9" draw:style-name="gr1" draw:text-style-name="P1" svg:width="0.5cm" svg:height="0.5cm" svg:x="0.03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33cm" table:end-y="0.5cm" draw:z-index="301" draw:name="Grafik 9" draw:style-name="gr1" draw:text-style-name="P1" svg:width="0.5cm" svg:height="0.5cm" svg:x="0.03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3cm" table:end-y="0.5cm" draw:z-index="302" draw:name="Grafik 9" draw:style-name="gr1" draw:text-style-name="P1" svg:width="0.5cm" svg:height="0.5cm" svg:x="0.0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528cm" table:end-y="0.5cm" draw:z-index="303" draw:name="Grafik 9" draw:style-name="gr1" draw:text-style-name="P1" svg:width="0.5cm" svg:height="0.5cm" svg:x="0.02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526cm" table:end-y="0.5cm" draw:z-index="304" draw:name="Grafik 9" draw:style-name="gr1" draw:text-style-name="P1" svg:width="0.5cm" svg:height="0.5cm" svg:x="0.02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524cm" table:end-y="0.5cm" draw:z-index="305" draw:name="Grafik 9" draw:style-name="gr1" draw:text-style-name="P1" svg:width="0.5cm" svg:height="0.5cm" svg:x="0.02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521cm" table:end-y="0.5cm" draw:z-index="213" draw:name="Grafik 6" draw:style-name="gr1" draw:text-style-name="P1" svg:width="0.5cm" svg:height="0.5cm" svg:x="0.021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519cm" table:end-y="0.5cm" draw:z-index="214" draw:name="Grafik 6" draw:style-name="gr1" draw:text-style-name="P1" svg:width="0.5cm" svg:height="0.5cm" svg:x="0.019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517cm" table:end-y="0.5cm" draw:z-index="215" draw:name="Grafik 6" draw:style-name="gr1" draw:text-style-name="P1" svg:width="0.5cm" svg:height="0.5cm" svg:x="0.017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14cm" table:end-y="0.5cm" draw:z-index="216" draw:name="Grafik 6" draw:style-name="gr1" draw:text-style-name="P1" svg:width="0.5cm" svg:height="0.5cm" svg:x="0.01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512cm" table:end-y="0.5cm" draw:z-index="279" draw:name="Grafik 8" draw:style-name="gr1" draw:text-style-name="P1" svg:width="0.5cm" svg:height="0.5cm" svg:x="0.012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51cm" table:end-y="0.5cm" draw:z-index="280" draw:name="Grafik 8" draw:style-name="gr1" draw:text-style-name="P1" svg:width="0.5cm" svg:height="0.5cm" svg:x="0.0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508cm" table:end-y="0.5cm" draw:z-index="281" draw:name="Grafik 8" draw:style-name="gr1" draw:text-style-name="P1" svg:width="0.5cm" svg:height="0.5cm" svg:x="0.008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505cm" table:end-y="0.5cm" draw:z-index="282" draw:name="Grafik 8" draw:style-name="gr1" draw:text-style-name="P1" svg:width="0.5cm" svg:height="0.5cm" svg:x="0.005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503cm" table:end-y="0.5cm" draw:z-index="283" draw:name="Grafik 8" draw:style-name="gr1" draw:text-style-name="P1" svg:width="0.5cm" svg:height="0.5cm" svg:x="0.00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99cm" table:end-y="0.5cm" draw:z-index="284" draw:name="Grafik 8" draw:style-name="gr1" draw:text-style-name="P1" svg:width="0.5cm" svg:height="0.5cm" svg:x="0.547cm" svg:y="0cm">
              <draw:image xlink:href="Pictures/10000000000001900000019003D1A30C.jpg" xlink:type="simple" xlink:show="embed" xlink:actuate="onLoad">
                <text:p/>
              </draw:image>
            </draw:frame>
            <draw:frame table:end-cell-address="Tabelle1.AC9" table:end-x="0.501cm" table:end-y="0.5cm" draw:z-index="288" draw:name="Grafik 8" draw:style-name="gr1" draw:text-style-name="P1" svg:width="0.5cm" svg:height="0.5cm" svg:x="0.00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96cm" table:end-y="0.5cm" draw:z-index="285" draw:name="Grafik 8" draw:style-name="gr1" draw:text-style-name="P1" svg:width="0.5cm" svg:height="0.5cm" svg:x="0.545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94cm" table:end-y="0.5cm" draw:z-index="286" draw:name="Grafik 8" draw:style-name="gr1" draw:text-style-name="P1" svg:width="0.5cm" svg:height="0.5cm" svg:x="0.542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2cm" table:end-y="0.5cm" draw:z-index="287" draw:name="Grafik 8" draw:style-name="gr1" draw:text-style-name="P1" svg:width="0.5cm" svg:height="0.5cm" svg:x="0.54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89cm" table:end-y="0.5cm" draw:z-index="7" draw:name="Grafik 8" draw:style-name="gr1" draw:text-style-name="P1" svg:width="0.5cm" svg:height="0.5cm" svg:x="0.538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Tabelle1.C10" table:end-x="0.46cm" table:end-y="0.5cm" draw:z-index="165" draw:name="Grafik 5" draw:style-name="gr1" draw:text-style-name="P1" svg:width="0.4cm" svg:height="0.5cm" svg:x="0.06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009cm" table:end-y="0.5cm" draw:z-index="135" draw:name="Grafik 10" draw:style-name="gr1" draw:text-style-name="P1" svg:width="0.5cm" svg:height="0.5cm" svg:x="0.058cm" svg:y="0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55cm" table:end-y="0.5cm" draw:z-index="229" draw:name="Grafik 7" draw:style-name="gr1" draw:text-style-name="P1" svg:width="0.4cm" svg:height="0.5cm" svg:x="0.055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005cm" table:end-y="0.5cm" draw:z-index="292" draw:name="Grafik 9" draw:style-name="gr1" draw:text-style-name="P1" svg:width="0.5cm" svg:height="0.5cm" svg:x="0.05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003cm" table:end-y="0.5cm" draw:z-index="262" draw:name="Grafik 8" draw:style-name="gr1" draw:text-style-name="P1" svg:width="0.5cm" svg:height="0.5cm" svg:x="0.05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549cm" table:end-y="0.5cm" draw:z-index="201" draw:name="Grafik 6" draw:style-name="gr1" draw:text-style-name="P1" svg:width="0.5cm" svg:height="0.5cm" svg:x="0.049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46cm" table:end-y="0.5cm" draw:z-index="202" draw:name="Grafik 6" draw:style-name="gr1" draw:text-style-name="P1" svg:width="0.5cm" svg:height="0.5cm" svg:x="0.04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44cm" table:end-y="0.5cm" draw:z-index="203" draw:name="Grafik 6" draw:style-name="gr1" draw:text-style-name="P1" svg:width="0.5cm" svg:height="0.5cm" svg:x="0.04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42cm" table:end-y="0.5cm" draw:z-index="204" draw:name="Grafik 6" draw:style-name="gr1" draw:text-style-name="P1" svg:width="0.5cm" svg:height="0.5cm" svg:x="0.042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4cm" table:end-y="0.5cm" draw:z-index="205" draw:name="Grafik 6" draw:style-name="gr1" draw:text-style-name="P1" svg:width="0.5cm" svg:height="0.5cm" svg:x="0.0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37cm" table:end-y="0.5cm" draw:z-index="206" draw:name="Grafik 6" draw:style-name="gr1" draw:text-style-name="P1" svg:width="0.5cm" svg:height="0.5cm" svg:x="0.037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35cm" table:end-y="0.5cm" draw:z-index="207" draw:name="Grafik 6" draw:style-name="gr1" draw:text-style-name="P1" svg:width="0.5cm" svg:height="0.5cm" svg:x="0.035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533cm" table:end-y="0.5cm" draw:z-index="208" draw:name="Grafik 6" draw:style-name="gr1" draw:text-style-name="P1" svg:width="0.5cm" svg:height="0.5cm" svg:x="0.03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3cm" table:end-y="0.5cm" draw:z-index="209" draw:name="Grafik 6" draw:style-name="gr1" draw:text-style-name="P1" svg:width="0.5cm" svg:height="0.5cm" svg:x="0.0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528cm" table:end-y="0.5cm" draw:z-index="210" draw:name="Grafik 6" draw:style-name="gr1" draw:text-style-name="P1" svg:width="0.5cm" svg:height="0.5cm" svg:x="0.02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526cm" table:end-y="0.5cm" draw:z-index="211" draw:name="Grafik 6" draw:style-name="gr1" draw:text-style-name="P1" svg:width="0.5cm" svg:height="0.5cm" svg:x="0.02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524cm" table:end-y="0.5cm" draw:z-index="212" draw:name="Grafik 6" draw:style-name="gr1" draw:text-style-name="P1" svg:width="0.5cm" svg:height="0.5cm" svg:x="0.02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521cm" table:end-y="0.5cm" draw:z-index="306" draw:name="Grafik 9" draw:style-name="gr1" draw:text-style-name="P1" svg:width="0.5cm" svg:height="0.5cm" svg:x="0.021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519cm" table:end-y="0.5cm" draw:z-index="307" draw:name="Grafik 9" draw:style-name="gr1" draw:text-style-name="P1" svg:width="0.5cm" svg:height="0.5cm" svg:x="0.01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517cm" table:end-y="0.5cm" draw:z-index="308" draw:name="Grafik 9" draw:style-name="gr1" draw:text-style-name="P1" svg:width="0.5cm" svg:height="0.5cm" svg:x="0.01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514cm" table:end-y="0.5cm" draw:z-index="309" draw:name="Grafik 9" draw:style-name="gr1" draw:text-style-name="P1" svg:width="0.5cm" svg:height="0.5cm" svg:x="0.01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12cm" table:end-y="0.5cm" draw:z-index="310" draw:name="Grafik 9" draw:style-name="gr1" draw:text-style-name="P1" svg:width="0.5cm" svg:height="0.5cm" svg:x="0.01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1cm" table:end-y="0.5cm" draw:z-index="311" draw:name="Grafik 9" draw:style-name="gr1" draw:text-style-name="P1" svg:width="0.5cm" svg:height="0.5cm" svg:x="0.01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508cm" table:end-y="0.5cm" draw:z-index="312" draw:name="Grafik 9" draw:style-name="gr1" draw:text-style-name="P1" svg:width="0.5cm" svg:height="0.5cm" svg:x="0.00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505cm" table:end-y="0.5cm" draw:z-index="313" draw:name="Grafik 9" draw:style-name="gr1" draw:text-style-name="P1" svg:width="0.5cm" svg:height="0.5cm" svg:x="0.00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503cm" table:end-y="0.5cm" draw:z-index="314" draw:name="Grafik 9" draw:style-name="gr1" draw:text-style-name="P1" svg:width="0.5cm" svg:height="0.5cm" svg:x="0.00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501cm" table:end-y="0.5cm" draw:z-index="315" draw:name="Grafik 9" draw:style-name="gr1" draw:text-style-name="P1" svg:width="0.5cm" svg:height="0.5cm" svg:x="0.001cm" svg:y="0cm">
              <draw:image xlink:href="Pictures/100000000000079D000008708B9F794B.jpg" xlink:type="simple" xlink:show="embed" xlink:actuate="onLoad">
                <text:p/>
              </draw:image>
            </draw:frame>
            <draw:frame table:end-cell-address="Tabelle1.AD10" table:end-x="0.499cm" table:end-y="0.5cm" draw:z-index="316" draw:name="Grafik 9" draw:style-name="gr1" draw:text-style-name="P1" svg:width="0.5cm" svg:height="0.5cm" svg:x="0.54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96cm" table:end-y="0.5cm" draw:z-index="317" draw:name="Grafik 9" draw:style-name="gr1" draw:text-style-name="P1" svg:width="0.5cm" svg:height="0.5cm" svg:x="0.54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94cm" table:end-y="0.5cm" draw:z-index="318" draw:name="Grafik 9" draw:style-name="gr1" draw:text-style-name="P1" svg:width="0.5cm" svg:height="0.5cm" svg:x="0.54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92cm" table:end-y="0.5cm" draw:z-index="319" draw:name="Grafik 9" draw:style-name="gr1" draw:text-style-name="P1" svg:width="0.5cm" svg:height="0.5cm" svg:x="0.5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89cm" table:end-y="0.5cm" draw:z-index="8" draw:name="Grafik 9" draw:style-name="gr1" draw:text-style-name="P1" svg:width="0.5cm" svg:height="0.5cm" svg:x="0.53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Tabelle1.C11" table:end-x="0.46cm" table:end-y="0.501cm" draw:z-index="227" draw:name="Grafik 7" draw:style-name="gr1" draw:text-style-name="P1" svg:width="0.4cm" svg:height="0.5cm" svg:x="0.06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58cm" table:end-y="0.501cm" draw:z-index="228" draw:name="Grafik 7" draw:style-name="gr1" draw:text-style-name="P1" svg:width="0.4cm" svg:height="0.5cm" svg:x="0.05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007cm" table:end-y="0.501cm" draw:z-index="136" draw:name="Grafik 10" draw:style-name="gr1" draw:text-style-name="P1" svg:width="0.5cm" svg:height="0.5cm" svg:x="0.05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005cm" table:end-y="0.501cm" draw:z-index="137" draw:name="Grafik 10" draw:style-name="gr1" draw:text-style-name="P1" svg:width="0.5cm" svg:height="0.5cm" svg:x="0.05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003cm" table:end-y="0.501cm" draw:z-index="138" draw:name="Grafik 10" draw:style-name="gr1" draw:text-style-name="P1" svg:width="0.5cm" svg:height="0.5cm" svg:x="0.051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49cm" table:end-y="0.501cm" draw:z-index="139" draw:name="Grafik 10" draw:style-name="gr1" draw:text-style-name="P1" svg:width="0.5cm" svg:height="0.5cm" svg:x="0.049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46cm" table:end-y="0.501cm" draw:z-index="140" draw:name="Grafik 10" draw:style-name="gr1" draw:text-style-name="P1" svg:width="0.5cm" svg:height="0.5cm" svg:x="0.046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544cm" table:end-y="0.501cm" draw:z-index="141" draw:name="Grafik 10" draw:style-name="gr1" draw:text-style-name="P1" svg:width="0.5cm" svg:height="0.5cm" svg:x="0.04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42cm" table:end-y="0.501cm" draw:z-index="142" draw:name="Grafik 10" draw:style-name="gr1" draw:text-style-name="P1" svg:width="0.5cm" svg:height="0.5cm" svg:x="0.04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4cm" table:end-y="0.501cm" draw:z-index="143" draw:name="Grafik 10" draw:style-name="gr1" draw:text-style-name="P1" svg:width="0.5cm" svg:height="0.5cm" svg:x="0.0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37cm" table:end-y="0.501cm" draw:z-index="144" draw:name="Grafik 10" draw:style-name="gr1" draw:text-style-name="P1" svg:width="0.5cm" svg:height="0.5cm" svg:x="0.037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35cm" table:end-y="0.501cm" draw:z-index="145" draw:name="Grafik 10" draw:style-name="gr1" draw:text-style-name="P1" svg:width="0.5cm" svg:height="0.5cm" svg:x="0.03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533cm" table:end-y="0.501cm" draw:z-index="146" draw:name="Grafik 10" draw:style-name="gr1" draw:text-style-name="P1" svg:width="0.5cm" svg:height="0.5cm" svg:x="0.03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53cm" table:end-y="0.501cm" draw:z-index="148" draw:name="Grafik 10" draw:style-name="gr1" draw:text-style-name="P1" svg:width="0.5cm" svg:height="0.5cm" svg:x="0.0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28cm" table:end-y="0.501cm" draw:z-index="147" draw:name="Grafik 10" draw:style-name="gr1" draw:text-style-name="P1" svg:width="0.5cm" svg:height="0.5cm" svg:x="0.028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526cm" table:end-y="0.501cm" draw:z-index="149" draw:name="Grafik 10" draw:style-name="gr1" draw:text-style-name="P1" svg:width="0.5cm" svg:height="0.5cm" svg:x="0.026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524cm" table:end-y="0.501cm" draw:z-index="150" draw:name="Grafik 10" draw:style-name="gr1" draw:text-style-name="P1" svg:width="0.5cm" svg:height="0.5cm" svg:x="0.02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521cm" table:end-y="0.501cm" draw:z-index="151" draw:name="Grafik 10" draw:style-name="gr1" draw:text-style-name="P1" svg:width="0.5cm" svg:height="0.5cm" svg:x="0.021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519cm" table:end-y="0.501cm" draw:z-index="152" draw:name="Grafik 10" draw:style-name="gr1" draw:text-style-name="P1" svg:width="0.5cm" svg:height="0.5cm" svg:x="0.019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517cm" table:end-y="0.501cm" draw:z-index="153" draw:name="Grafik 10" draw:style-name="gr1" draw:text-style-name="P1" svg:width="0.5cm" svg:height="0.5cm" svg:x="0.017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514cm" table:end-y="0.501cm" draw:z-index="154" draw:name="Grafik 10" draw:style-name="gr1" draw:text-style-name="P1" svg:width="0.5cm" svg:height="0.5cm" svg:x="0.01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512cm" table:end-y="0.501cm" draw:z-index="155" draw:name="Grafik 10" draw:style-name="gr1" draw:text-style-name="P1" svg:width="0.5cm" svg:height="0.5cm" svg:x="0.01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51cm" table:end-y="0.501cm" draw:z-index="156" draw:name="Grafik 10" draw:style-name="gr1" draw:text-style-name="P1" svg:width="0.5cm" svg:height="0.5cm" svg:x="0.01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508cm" table:end-y="0.501cm" draw:z-index="157" draw:name="Grafik 10" draw:style-name="gr1" draw:text-style-name="P1" svg:width="0.5cm" svg:height="0.5cm" svg:x="0.008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505cm" table:end-y="0.501cm" draw:z-index="158" draw:name="Grafik 10" draw:style-name="gr1" draw:text-style-name="P1" svg:width="0.5cm" svg:height="0.5cm" svg:x="0.00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503cm" table:end-y="0.501cm" draw:z-index="159" draw:name="Grafik 10" draw:style-name="gr1" draw:text-style-name="P1" svg:width="0.5cm" svg:height="0.5cm" svg:x="0.00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501cm" table:end-y="0.501cm" draw:z-index="160" draw:name="Grafik 10" draw:style-name="gr1" draw:text-style-name="P1" svg:width="0.5cm" svg:height="0.5cm" svg:x="0.001cm" svg:y="0.001cm">
              <draw:image xlink:href="Pictures/100000000000019000000190E71F2587.jpg" xlink:type="simple" xlink:show="embed" xlink:actuate="onLoad">
                <text:p/>
              </draw:image>
            </draw:frame>
            <draw:frame table:end-cell-address="Tabelle1.AD11" table:end-x="0.499cm" table:end-y="0.501cm" draw:z-index="162" draw:name="Grafik 10" draw:style-name="gr1" draw:text-style-name="P1" svg:width="0.5cm" svg:height="0.5cm" svg:x="0.547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96cm" table:end-y="0.501cm" draw:z-index="161" draw:name="Grafik 10" draw:style-name="gr1" draw:text-style-name="P1" svg:width="0.5cm" svg:height="0.5cm" svg:x="0.54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94cm" table:end-y="0.501cm" draw:z-index="163" draw:name="Grafik 10" draw:style-name="gr1" draw:text-style-name="P1" svg:width="0.5cm" svg:height="0.5cm" svg:x="0.54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92cm" table:end-y="0.501cm" draw:z-index="164" draw:name="Grafik 10" draw:style-name="gr1" draw:text-style-name="P1" svg:width="0.5cm" svg:height="0.5cm" svg:x="0.5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89cm" table:end-y="0.501cm" draw:z-index="9" draw:name="Grafik 10" draw:style-name="gr1" draw:text-style-name="P1" svg:width="0.5cm" svg:height="0.5cm" svg:x="0.538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.05.2018</text:date>, <text:time>13:1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30T21:59:23.68</meta:creation-date>
    <meta:generator>OpenOffice/4.1.1$Win32 OpenOffice.org_project/411m6$Build-9775</meta:generator>
    <dc:date>2018-05-05T13:13:39.74</dc:date>
    <meta:editing-duration>PT1H18M1S</meta:editing-duration>
    <meta:editing-cycles>8</meta:editing-cycles>
    <meta:document-statistic meta:table-count="3" meta:cell-count="49" meta:object-count="320"/>
  </office:meta>
</office:document-meta>
</file>